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503D84AEB3B6334AB5.png" manifest:media-type="image/png"/>
  <manifest:file-entry manifest:full-path="Pictures/10001ADA0000069D000008458DB80C492667A0E0.svg" manifest:media-type="image/svg+xml"/>
  <manifest:file-entry manifest:full-path="Pictures/100002010000004200000053942116C33F4C22A1.png" manifest:media-type="image/png"/>
  <manifest:file-entry manifest:full-path="Pictures/10001555000006D200000887A1279E754AC3B90F.svg" manifest:media-type="image/svg+xml"/>
  <manifest:file-entry manifest:full-path="Pictures/10000201000000A1000000C979E60E7E5AE9F4D5.png" manifest:media-type="image/png"/>
  <manifest:file-entry manifest:full-path="Pictures/10000C3C000010A4000014C64D565615D1C1F5A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2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46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stroke-linejoin="round" draw:fill-color="#000000" draw:textarea-horizontal-align="justify" draw:textarea-vertical-align="middle" draw:auto-grow-height="false" fo:min-height="0.167cm" fo:min-width="0.523cm" fo:padding-top="0.165cm" fo:padding-bottom="0.165cm" fo:padding-left="0.29cm" fo:padding-right="0.29cm" draw:shadow="visible" draw:shadow-offset-x="0.035cm" draw:shadow-offset-y="0.035cm" loext:softedge-radius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6cm, 0cm)" draw:image-opacity="100%" style:mirror="none"/>
    </style:style>
    <style:style style:name="gr5" style:family="graphic" style:parent-style-name="standard">
      <style:graphic-properties svg:stroke-width="0.081cm" svg:stroke-color="#000000" draw:marker-start-width="0.321cm" draw:marker-end-width="0.321cm" draw:stroke-linejoin="round" draw:fill-color="#000000" draw:textarea-horizontal-align="justify" draw:textarea-vertical-align="middle" draw:auto-grow-height="false" fo:min-height="0.179cm" fo:min-width="8.344cm" fo:padding-top="0.165cm" fo:padding-bottom="0.165cm" fo:padding-left="0.29cm" fo:padding-right="0.29cm" draw:shadow="visible" draw:shadow-offset-x="0.035cm" draw:shadow-offset-y="0.035cm" loext:softedge-radius="0cm"/>
    </style:style>
    <style:style style:name="gr6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0.375cm" fo:min-width="3.041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mo" fo:text-shadow="1pt 1pt" fo:font-weight="bold" style:font-weight-asian="bold" style:font-weight-complex="bold"/>
    </style:style>
    <style:style style:name="T1" style:family="text">
      <style:text-properties style:font-name="Arimo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389cm" svg:height="4.408cm" svg:x="8.847cm" svg:y="1.425cm">
            <draw:image xlink:href="Pictures/10000C3C000010A4000014C64D565615D1C1F5AE.svg" xlink:type="simple" xlink:show="embed" xlink:actuate="onLoad" draw:mime-type="image/svg+xml">
              <text:p/>
            </draw:image>
            <draw:image xlink:href="Pictures/10000201000000A1000000C979E60E7E5AE9F4D5.png" xlink:type="simple" xlink:show="embed" xlink:actuate="onLoad" draw:mime-type="image/png"/>
          </draw:frame>
          <draw:frame draw:style-name="gr2" draw:text-style-name="P1" draw:layer="layout" svg:width="5.434cm" svg:height="5.403cm" svg:x="16.747cm" svg:y="1.676cm">
            <draw:image xlink:href="Pictures/10001555000006D200000887A1279E754AC3B90F.svg" xlink:type="simple" xlink:show="embed" xlink:actuate="onLoad" draw:mime-type="image/svg+xml">
              <text:p/>
            </draw:image>
            <draw:image xlink:href="Pictures/100002010000004200000053942116C33F4C22A1.png" xlink:type="simple" xlink:show="embed" xlink:actuate="onLoad" draw:mime-type="image/png"/>
          </draw:frame>
          <draw:custom-shape draw:style-name="gr3" draw:text-style-name="P2" draw:layer="layout" svg:width="1.387cm" svg:height="0.805cm" svg:x="6.818cm" svg:y="3.233cm">
            <text:p/>
            <draw:enhanced-geometry svg:viewBox="0 0 21600 21600" draw:mirror-horizontal="false" draw:mirror-vertical="false" draw:text-areas="0 ?f0 ?f5 ?f2" draw:type="right-arrow" draw:modifiers="14410.3746397695 4153.8461538461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2" draw:layer="layout" svg:width="1.387cm" svg:height="0.805cm" svg:x="14.946cm" svg:y="3.251cm">
            <text:p/>
            <draw:enhanced-geometry svg:viewBox="0 0 21600 21600" draw:mirror-horizontal="false" draw:mirror-vertical="false" draw:text-areas="0 ?f0 ?f5 ?f2" draw:type="right-arrow" draw:modifiers="14410.3746397695 4153.8461538461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1" draw:layer="layout" svg:width="5.707cm" svg:height="5.596cm" svg:x="0.574cm" svg:y="1.361cm">
            <draw:image xlink:href="Pictures/10001ADA0000069D000008458DB80C492667A0E0.svg" xlink:type="simple" xlink:show="embed" xlink:actuate="onLoad" draw:mime-type="image/svg+xml">
              <text:p/>
            </draw:image>
            <draw:image xlink:href="Pictures/1000020100000040000000503D84AEB3B6334AB5.png" xlink:type="simple" xlink:show="embed" xlink:actuate="onLoad" draw:mime-type="image/png"/>
          </draw:frame>
          <draw:custom-shape draw:style-name="gr5" draw:text-style-name="P2" draw:layer="layout" svg:width="9.51cm" svg:height="0.805cm" svg:x="6.806cm" svg:y="6.294cm">
            <text:p/>
            <draw:enhanced-geometry svg:viewBox="0 0 21600 21600" draw:mirror-horizontal="false" draw:mirror-vertical="false" draw:text-areas="0 ?f0 ?f5 ?f2" draw:type="right-arrow" draw:modifiers="19485.0625869263 3993.0521091811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imple" draw:style-name="gr6" draw:text-style-name="P3" draw:layer="layout" svg:width="3.566cm" svg:height="0.66cm" svg:x="1.784cm" svg:y="2.326cm">
            <text:p/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7" draw:text-style-name="P5" draw:layer="layout" svg:width="5.464cm" svg:height="1.361cm" svg:x="0.652cm" svg:y="0.172cm">
            <draw:text-box>
              <text:p text:style-name="P4"><text:span text:style-name="T1">FOREST</text:span></text:p>
            </draw:text-box>
          </draw:frame>
          <draw:frame draw:style-name="gr7" draw:text-style-name="P5" draw:layer="layout" svg:width="4.889cm" svg:height="1.361cm" svg:x="9.088cm" svg:y="0.173cm">
            <draw:text-box>
              <text:p text:style-name="P4"><text:span text:style-name="T1">PASTURE</text:span></text:p>
            </draw:text-box>
          </draw:frame>
          <draw:frame draw:style-name="gr7" draw:text-style-name="P5" draw:layer="layout" svg:width="5.273cm" svg:height="1.361cm" svg:x="16.814cm" svg:y="0.173cm">
            <draw:text-box>
              <text:p text:style-name="P4"><text:span text:style-name="T1">AGRICULTU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2T20:26:49.241228933</meta:creation-date>
    <dc:date>2021-01-21T10:03:56.006171179</dc:date>
    <meta:editing-duration>PT32M38S</meta:editing-duration>
    <meta:editing-cycles>10</meta:editing-cycles>
    <meta:generator>LibreOffice/7.0.3.1$Linux_X86_64 LibreOffice_project/00$Build-1</meta:generator>
    <meta:document-statistic meta:object-count="11"/>
  </office:meta>
</office:document-meta>
</file>